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dezembro/2022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TAILDSON DOS SANTOS CARVALHO - CPF: 802.374.52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10/2022 a 09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ELETROLAR</text:p>
          </table:table-cell>
          <table:covered-table-cell table:number-columns-repeated="7"/>
          <table:table-cell office:value-type="string" table:number-columns-spanned="3" table:number-rows-spanned="1" table:style-name="ce21">
            <text:p>17.955.697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ISÇÃO DE LÂMAPADAS QUEIMADAS DO MURO DA SEDE DA PRM BARREIR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2</text:p>
          </table:table-cell>
          <table:covered-table-cell/>
          <table:table-cell office:value-type="string" table:number-columns-spanned="8" table:number-rows-spanned="1" table:style-name="ce22">
            <text:p>FERMACON - SAMPAIO MATERIA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709.589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A TORNEIRA DA PIA DA COPA TÉRREO DA SEDE DA PRM BARREIR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64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3 - PR-DF - PROCURADORIA DA REPUBLICA - DISTRITO FEDERA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VALDO GUERREIRO ARAUJO - CPF: 314.718.463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11/2022 a 14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8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2</text:p>
          </table:table-cell>
          <table:covered-table-cell/>
          <table:table-cell office:value-type="string" table:number-columns-spanned="8" table:number-rows-spanned="1" table:style-name="ce22">
            <text:p>UNIVERSO DA SEGURANCA COM SERVICOS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970.787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NO CFTV DESTA PROCURADORIA 1(UM) DVR E 8 (OITO) NOVOS PONTOS DE MONITORAMENTO POR CÂMER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2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12/2022</text:p>
          </table:table-cell>
          <table:covered-table-cell/>
          <table:table-cell office:value-type="string" table:number-columns-spanned="8" table:number-rows-spanned="1" table:style-name="ce22">
            <text:p>PRIME COMERCIO SERVIÇOS DE EXTLNTORES ELRELL</text:p>
          </table:table-cell>
          <table:covered-table-cell table:number-columns-repeated="7"/>
          <table:table-cell office:value-type="string" table:number-columns-spanned="3" table:number-rows-spanned="1" table:style-name="ce21">
            <text:p>09.098.197/0001-18</text:p>
          </table:table-cell>
          <table:covered-table-cell table:number-columns-repeated="2"/>
          <table:table-cell office:value-type="string" table:number-columns-spanned="10" table:number-rows-spanned="1" table:style-name="ce23">
            <text:p>A PRESENTE SOLICITAÇÃO JUSTIFICA-SE PELO FATO DE QUE FORAM ADQUIRIDAS 8 NOVAS MANGUEIRAS DE COMBATE A INCÊNDIO, COM <text:s/>15 METROS CADA. <text:s/>E, PARA UMA MAIOR RAPIDEZ NOACOPLAMENTO E DESACOPLAMENTO DE <text:s/>2 (DUAS) MANGUEIRAS, POR EXEMPLO, FAZ-SE NECESSÁRIO A AQUISIÇÃO DAS REFERIDAS CHAVES. DESTACA-SE QUE AS <text:s/>14 (CATORZE) CHAVES FICARÃO ALOCADAS NOS <text:s/>14 (CATORZE) HIDRANTES EXISTENTES NA PROCURADORIA, OU SEJA, UMA CHAVE PARA CADA HIDRANTE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2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MMANUELLE MOREIRA GOMES LINHARES - CPF: 051.212.396-9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12/2022 a 10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9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CARVALHO E GARDING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1.118.939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TRATAR-SE DE DESPESAS DE PEQUENO VULTO E A URGÊNCIA NA AQUISIÇÃO DOS MATERIAIS: COOMPRA DE GÁS DE COZINH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1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INO OLIVEIRA SILVA - CPF: 882.758.766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12/2022 a 17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0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CASA DO ENCANADOR DE PASSOS LTDA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86.658.531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UMA TORNEIRA DE JARDIM PARA BUSTITUIR UMA TORNEIRA QUE ESTÁ PINGANDO ÁGUA CONSTANTEM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DRIGO OTAVIO DA SILVA HORTA - CPF: 003.363.746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11/2022 a 10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8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2/2022</text:p>
          </table:table-cell>
          <table:covered-table-cell/>
          <table:table-cell office:value-type="string" table:number-columns-spanned="8" table:number-rows-spanned="1" table:style-name="ce22">
            <text:p>FREDERICO ANSELMO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06.980.286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GÁS GLP ENVASADO EM BOTIJÃO P13 K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2</text:p>
          </table:table-cell>
          <table:covered-table-cell/>
          <table:table-cell office:value-type="string" table:number-columns-spanned="8" table:number-rows-spanned="1" table:style-name="ce22">
            <text:p>TV SOM ELETRÔNICOS</text:p>
          </table:table-cell>
          <table:covered-table-cell table:number-columns-repeated="7"/>
          <table:table-cell office:value-type="string" table:number-columns-spanned="3" table:number-rows-spanned="1" table:style-name="ce21">
            <text:p>34.537.321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BATERIA A23 12V</text:p>
          </table:table-cell>
          <table:covered-table-cell table:number-columns-repeated="9"/>
          <table:table-cell office:value-type="string" table:number-columns-spanned="2" table:number-rows-spanned="1" table:style-name="ce24">
            <text:p>R$ 72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EXSANDER LIMA DOS SANTOS - CPF: 009.881.771-0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12/2022 a 20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0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12/2022</text:p>
          </table:table-cell>
          <table:covered-table-cell/>
          <table:table-cell office:value-type="string" table:number-columns-spanned="8" table:number-rows-spanned="1" table:style-name="ce22">
            <text:p>PANTANAL CLIMATIZAÇÃO COMERCIO E SERVIÇOS LTDA POLOAR AR CONDICIODO</text:p>
          </table:table-cell>
          <table:covered-table-cell table:number-columns-repeated="7"/>
          <table:table-cell office:value-type="string" table:number-columns-spanned="3" table:number-rows-spanned="1" table:style-name="ce21">
            <text:p>22.101.399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PRESTAÇÃO DE SERVIÇO DOS AR-CONDICIONA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5 - PR-PA - PROCURADORIA DA REPUBLICA - P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ODOALDO ANTONIO DA SILVA CAVALCANTE - CPF: 338.500.112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12/2022 a 23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0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EDILBERTO PEREIRA SARUBI</text:p>
          </table:table-cell>
          <table:covered-table-cell table:number-columns-repeated="7"/>
          <table:table-cell office:value-type="string" table:number-columns-spanned="3" table:number-rows-spanned="1" table:style-name="ce21">
            <text:p>23.060.78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O BILHETE DE PASSAGEM DO SERVIDOR EVILAZIO LIMA DE ORIXIMINÁ-PA PARA SANTARÉM-PA, EM CUMPRIMENTO DA SOLICITAÇÃO DE PERÍCIA Nº 2601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8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EDILBERTO PEREIRA SARUBI</text:p>
          </table:table-cell>
          <table:covered-table-cell table:number-columns-repeated="7"/>
          <table:table-cell office:value-type="string" table:number-columns-spanned="3" table:number-rows-spanned="1" table:style-name="ce21">
            <text:p>23.060.78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O BILHETE DE PASSAGEM DO SERVIDOR AJAX LEAL DE ORIXIMINÁ-PA PARA SANTARÉM-PA, EM CUMPRIMENTO DA SOLICITAÇÃO DE PERÍCIA Nº 2601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12/2022</text:p>
          </table:table-cell>
          <table:covered-table-cell/>
          <table:table-cell office:value-type="string" table:number-columns-spanned="8" table:number-rows-spanned="1" table:style-name="ce22">
            <text:p>SANTOS SARUBBI LTDA MZ</text:p>
          </table:table-cell>
          <table:covered-table-cell table:number-columns-repeated="7"/>
          <table:table-cell office:value-type="string" table:number-columns-spanned="3" table:number-rows-spanned="1" table:style-name="ce21">
            <text:p>15.734.197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COMBUSTÍVEIS EM CUMPRIMENTO DA SOLICITAÇÃO DE PERÍCIA Nº 2601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12/2022</text:p>
          </table:table-cell>
          <table:covered-table-cell/>
          <table:table-cell office:value-type="string" table:number-columns-spanned="8" table:number-rows-spanned="1" table:style-name="ce22">
            <text:p>VIA MARCONI VEICUL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512.663/0013-29</text:p>
          </table:table-cell>
          <table:covered-table-cell table:number-columns-repeated="2"/>
          <table:table-cell office:value-type="string" table:number-columns-spanned="10" table:number-rows-spanned="1" table:style-name="ce23">
            <text:p>SEGUNDA REVISÃO DIESEL - 40.000 KG - 24 MESES - DO VEÍCULO OFICIAL JEEP COMPASS - PLACA QVR2199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12/2022</text:p>
          </table:table-cell>
          <table:covered-table-cell/>
          <table:table-cell office:value-type="string" table:number-columns-spanned="8" table:number-rows-spanned="1" table:style-name="ce22">
            <text:p>VIA MARCONI VEICUL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512.663/0013-29</text:p>
          </table:table-cell>
          <table:covered-table-cell table:number-columns-repeated="2"/>
          <table:table-cell office:value-type="string" table:number-columns-spanned="10" table:number-rows-spanned="1" table:style-name="ce23">
            <text:p>SEGUNDA REVISÃO DIESEL - 40.000 KM - 24 MESES - DO VEICULO OFICIAL JEEP COMPASS - PLACA QVR2199</text:p>
          </table:table-cell>
          <table:covered-table-cell table:number-columns-repeated="9"/>
          <table:table-cell office:value-type="string" table:number-columns-spanned="2" table:number-rows-spanned="1" table:style-name="ce24">
            <text:p>R$ 897,5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12/2022 a 23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DIPROSEG P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619.577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INSTALAÇÃO SISTEMA CFTV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12/2022</text:p>
          </table:table-cell>
          <table:covered-table-cell/>
          <table:table-cell office:value-type="string" table:number-columns-spanned="8" table:number-rows-spanned="1" table:style-name="ce22">
            <text:p>VIA MARCONI VEÍCUL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512.663/0012-48</text:p>
          </table:table-cell>
          <table:covered-table-cell table:number-columns-repeated="2"/>
          <table:table-cell office:value-type="string" table:number-columns-spanned="10" table:number-rows-spanned="1" table:style-name="ce23">
            <text:p>REVISAO DE VEÍCULO O JEEP COMPASS QVR-2I79, COMPRE DE PEÇ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4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12/2022</text:p>
          </table:table-cell>
          <table:covered-table-cell/>
          <table:table-cell office:value-type="string" table:number-columns-spanned="8" table:number-rows-spanned="1" table:style-name="ce22">
            <text:p>VIA MARCONI VEÍCUL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512.663/0012-48</text:p>
          </table:table-cell>
          <table:covered-table-cell table:number-columns-repeated="2"/>
          <table:table-cell office:value-type="string" table:number-columns-spanned="10" table:number-rows-spanned="1" table:style-name="ce23">
            <text:p>REVISÃO DE VEÍCULO OFICIAL JEEP COMPASS QVR-2I79, SERVIÇ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7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12/2022</text:p>
          </table:table-cell>
          <table:covered-table-cell/>
          <table:table-cell office:value-type="string" table:number-columns-spanned="8" table:number-rows-spanned="1" table:style-name="ce22">
            <text:p>VIA MARCONI VEÍCUL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512.663/0012-48</text:p>
          </table:table-cell>
          <table:covered-table-cell table:number-columns-repeated="2"/>
          <table:table-cell office:value-type="string" table:number-columns-spanned="10" table:number-rows-spanned="1" table:style-name="ce23">
            <text:p>REVISÃO VEÍCULO OFICIAL JEEP COMPASS QVR-2I39, COMPRA DE PEÇ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4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12/2022</text:p>
          </table:table-cell>
          <table:covered-table-cell/>
          <table:table-cell office:value-type="string" table:number-columns-spanned="8" table:number-rows-spanned="1" table:style-name="ce22">
            <text:p>VIA MARCONI VEÍCUL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512.663/0012-48</text:p>
          </table:table-cell>
          <table:covered-table-cell table:number-columns-repeated="2"/>
          <table:table-cell office:value-type="string" table:number-columns-spanned="10" table:number-rows-spanned="1" table:style-name="ce23">
            <text:p>REVISÃO VEÍCULO OFICIAL JEEP COMPASS QVR-2I59, COMPRA DE PEÇ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40,9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12/2022</text:p>
          </table:table-cell>
          <table:covered-table-cell/>
          <table:table-cell office:value-type="string" table:number-columns-spanned="8" table:number-rows-spanned="1" table:style-name="ce22">
            <text:p>VIA MARCONI VEÍCUL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512.663/0012-48</text:p>
          </table:table-cell>
          <table:covered-table-cell table:number-columns-repeated="2"/>
          <table:table-cell office:value-type="string" table:number-columns-spanned="10" table:number-rows-spanned="1" table:style-name="ce23">
            <text:p>REVISÃO VEÍCULO OFICIAL JEEP COMPASS QVR-2I39, SERVIÇOS.11542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7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12/2022</text:p>
          </table:table-cell>
          <table:covered-table-cell/>
          <table:table-cell office:value-type="string" table:number-columns-spanned="8" table:number-rows-spanned="1" table:style-name="ce22">
            <text:p>VIA MARCONI VEÍCUL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512.663/0012-48</text:p>
          </table:table-cell>
          <table:covered-table-cell table:number-columns-repeated="2"/>
          <table:table-cell office:value-type="string" table:number-columns-spanned="10" table:number-rows-spanned="1" table:style-name="ce23">
            <text:p>REVISÃO VEÍCULO OFICIAL JEEP COMPASS QVR-2I59, SERVIÇ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7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2/2022</text:p>
          </table:table-cell>
          <table:covered-table-cell/>
          <table:table-cell office:value-type="string" table:number-columns-spanned="8" table:number-rows-spanned="1" table:style-name="ce22">
            <text:p>DIPROSEG P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619.577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INSTALAÇÃO SISTEMA CFTV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2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11/2022 a 16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2/2022</text:p>
          </table:table-cell>
          <table:covered-table-cell/>
          <table:table-cell office:value-type="string" table:number-columns-spanned="8" table:number-rows-spanned="1" table:style-name="ce22">
            <text:p>VIDRAÇARIA LOJA DAS MOLDURAS</text:p>
          </table:table-cell>
          <table:covered-table-cell table:number-columns-repeated="7"/>
          <table:table-cell office:value-type="string" table:number-columns-spanned="3" table:number-rows-spanned="1" table:style-name="ce21">
            <text:p>03.494.377/0001-32</text:p>
          </table:table-cell>
          <table:covered-table-cell table:number-columns-repeated="2"/>
          <table:table-cell office:value-type="string" table:number-columns-spanned="10" table:number-rows-spanned="1" table:style-name="ce23">
            <text:p>MOLDURA EM QUADRO PARA O DR. VICTOR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KARLA NORONHA FOTOGRAFIA</text:p>
          </table:table-cell>
          <table:covered-table-cell table:number-columns-repeated="7"/>
          <table:table-cell office:value-type="string" table:number-columns-spanned="3" table:number-rows-spanned="1" table:style-name="ce21">
            <text:p>21.187.654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FOTOGRAFIA PARA A GALERIA DOS PROCURADORES-CHEF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PEREIRA DOS SANTOS - CPF: 845.322.208-8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12/2022 a 19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R3 MIDIA VISUAL</text:p>
          </table:table-cell>
          <table:covered-table-cell table:number-columns-repeated="7"/>
          <table:table-cell office:value-type="string" table:number-columns-spanned="3" table:number-rows-spanned="1" table:style-name="ce21">
            <text:p>26.082.515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CONFECÇÃO DE UM PAINEL PARA A RECEPÇÃO DA PRM-C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12/2022</text:p>
          </table:table-cell>
          <table:covered-table-cell/>
          <table:table-cell office:value-type="string" table:number-columns-spanned="8" table:number-rows-spanned="1" table:style-name="ce22">
            <text:p>GENILSON ESTRUTURAS E EVENTOS</text:p>
          </table:table-cell>
          <table:covered-table-cell table:number-columns-repeated="7"/>
          <table:table-cell office:value-type="string" table:number-columns-spanned="3" table:number-rows-spanned="1" table:style-name="ce21">
            <text:p>19.383.939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LOCAÇÃO DOS ITENS PARA REALIZAÇÃO DO EVENTO DA PRM-C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BRUNNA BIASE AFFE FERREIRA DE ARAUJO - CPF: 037.240.641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9/2022 a 09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7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2</text:p>
          </table:table-cell>
          <table:covered-table-cell/>
          <table:table-cell office:value-type="string" table:number-columns-spanned="8" table:number-rows-spanned="1" table:style-name="ce22">
            <text:p>PAPELARIA MÉXICO R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9.071.931/0001-1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FOLHAS DE ISOPOR PARA ATENDER A ASSESSORIA DE PLANEJ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DIA MARIA CORREA MACEDO - CPF: 003.348.417-1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12/2022 a 15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0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PRINCIPADO LOUÇAS</text:p>
          </table:table-cell>
          <table:covered-table-cell table:number-columns-repeated="7"/>
          <table:table-cell office:value-type="string" table:number-columns-spanned="3" table:number-rows-spanned="1" table:style-name="ce21">
            <text:p>42.266.122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PA/COZINHA PARA O ACERVO DO CERIMON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820,6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MADUREIRA ARTIGOS DE FEST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993.630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EVENTO NO GABPC EM 16/12/2022</text:p>
          </table:table-cell>
          <table:covered-table-cell table:number-columns-repeated="9"/>
          <table:table-cell office:value-type="string" table:number-columns-spanned="2" table:number-rows-spanned="1" table:style-name="ce24">
            <text:p>R$ 82,27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12/2022 a 28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0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12/2022</text:p>
          </table:table-cell>
          <table:covered-table-cell/>
          <table:table-cell office:value-type="string" table:number-columns-spanned="8" table:number-rows-spanned="1" table:style-name="ce22">
            <text:p>MARIFOSSA SANEAMENTO EIRELI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3.665.323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ESGOTAMENTO DAS FOSSAS ASSÉPTICAS DESTA PROCURAD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12/2022</text:p>
          </table:table-cell>
          <table:covered-table-cell/>
          <table:table-cell office:value-type="string" table:number-columns-spanned="8" table:number-rows-spanned="1" table:style-name="ce22">
            <text:p>HIDROBOMBAS</text:p>
          </table:table-cell>
          <table:covered-table-cell table:number-columns-repeated="7"/>
          <table:table-cell office:value-type="string" table:number-columns-spanned="3" table:number-rows-spanned="1" table:style-name="ce21">
            <text:p>38.141.498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O SMSG QUANTO A INSTALAÇÃO DE EQUIPAMENTO NOVO (BOMBA SUBMERSÍVEL) NA FOSSA DE DEJET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AREZ CAVALCANTI BOTELHO - CPF: 006.614.277-6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10/2022 a 05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4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2/2022</text:p>
          </table:table-cell>
          <table:covered-table-cell/>
          <table:table-cell office:value-type="string" table:number-columns-spanned="8" table:number-rows-spanned="1" table:style-name="ce22">
            <text:p>FERRAMENTAS KENNEDY</text:p>
          </table:table-cell>
          <table:covered-table-cell table:number-columns-repeated="7"/>
          <table:table-cell office:value-type="string" table:number-columns-spanned="3" table:number-rows-spanned="1" table:style-name="ce21">
            <text:p>08.858.579/0014-5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APOIO AO OFICIAL DE MANUTEN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1,0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2/2022</text:p>
          </table:table-cell>
          <table:covered-table-cell/>
          <table:table-cell office:value-type="string" table:number-columns-spanned="8" table:number-rows-spanned="1" table:style-name="ce22">
            <text:p>TINTAS DARK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887.122/0033-91</text:p>
          </table:table-cell>
          <table:covered-table-cell table:number-columns-repeated="2"/>
          <table:table-cell office:value-type="string" table:number-columns-spanned="10" table:number-rows-spanned="1" table:style-name="ce23">
            <text:p>REFORÇO PINTURA PISO PODOTÁTIL E PINCEL</text:p>
          </table:table-cell>
          <table:covered-table-cell table:number-columns-repeated="9"/>
          <table:table-cell office:value-type="string" table:number-columns-spanned="2" table:number-rows-spanned="1" table:style-name="ce24">
            <text:p>R$ 8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2</text:p>
          </table:table-cell>
          <table:covered-table-cell/>
          <table:table-cell office:value-type="string" table:number-columns-spanned="8" table:number-rows-spanned="1" table:style-name="ce22">
            <text:p>LC KLEIS DECORAÇÕES E TECID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581.621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O TAPETE DA ENTRADA DA PRM. AUTORIZAÇÃO KIMU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10/2022 a 05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3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2</text:p>
          </table:table-cell>
          <table:covered-table-cell/>
          <table:table-cell office:value-type="string" table:number-columns-spanned="8" table:number-rows-spanned="1" table:style-name="ce22">
            <text:p>GIASSI &amp; CIA LTD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13-4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ILHAS PARA CONTROLES DOS SPLITS E TOALHAS DE LOUÇA PARA COPA. ITENS NÃO MANTIDOS EM ESTOQUE NA SELOG/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7,42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11/2022 a 05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5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2/2022</text:p>
          </table:table-cell>
          <table:covered-table-cell/>
          <table:table-cell office:value-type="string" table:number-columns-spanned="8" table:number-rows-spanned="1" table:style-name="ce22">
            <text:p>GIASSI &amp; CIA LTDA - LJ 11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20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ILHAS PARA UTILIZAÇÃ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8,37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2/2022</text:p>
          </table:table-cell>
          <table:covered-table-cell/>
          <table:table-cell office:value-type="string" table:number-columns-spanned="8" table:number-rows-spanned="1" table:style-name="ce22">
            <text:p>TIGER LED DISTRIBUIDORA DE MATERIAIS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28.932.883/0001-9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LÂMPADA PARA SUBSTITUIÇÃO NO ESTACIONAMENT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INICIUS DIAS DOS SANTOS DA SILVA - CPF: 011.321.780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11/2022 a 05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4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5/12/2022</text:p>
          </table:table-cell>
          <table:covered-table-cell/>
          <table:table-cell office:value-type="string" table:number-columns-spanned="8" table:number-rows-spanned="1" table:style-name="ce22">
            <text:p>TRÊS A COMÉRCIO DE MATERIAIS DE CONSTRU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0.710.866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SELANTE DE POLIURETANO PARA REALIZAÇÃO DE REPARO NA VEDAÇÃO DA LAJE SOBRE O GABINETE DO PROCURADOR DA REPÚBLICA WALMOR ALVES MOREI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INICIUS DIAS DOS SANTOS DA SILVA - CPF: 011.321.780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12/2022 a 16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9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12/2022</text:p>
          </table:table-cell>
          <table:covered-table-cell/>
          <table:table-cell office:value-type="string" table:number-columns-spanned="8" table:number-rows-spanned="1" table:style-name="ce22">
            <text:p>HIDROELETRIC COM DE FERRAGENS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9.058.997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ITENS PARA POSSIBILITAR A FIXAÇÃO DE RELÓGIOS-PONTO PRÓXIMOS AOS ELEVADORES NAS TOR RES 1 E 3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24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2 - PR-SE - PROCURADORIA DA REPUBLICA - SERGIP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ANJA MARIA DIAS OLIVEIRA ALMEIDA - CPF: 171.317.075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11/2022 a 19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12/2022</text:p>
          </table:table-cell>
          <table:covered-table-cell/>
          <table:table-cell office:value-type="string" table:number-columns-spanned="8" table:number-rows-spanned="1" table:style-name="ce22">
            <text:p>LEÔNCIO FRANCISCO DOS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31.660.861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E MICRO OND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12/2022</text:p>
          </table:table-cell>
          <table:covered-table-cell/>
          <table:table-cell office:value-type="string" table:number-columns-spanned="8" table:number-rows-spanned="1" table:style-name="ce22">
            <text:p>IMPRIMA IMPRESSÕES E SERVIÇOS LTDA. ME</text:p>
          </table:table-cell>
          <table:covered-table-cell table:number-columns-repeated="7"/>
          <table:table-cell office:value-type="string" table:number-columns-spanned="3" table:number-rows-spanned="1" table:style-name="ce21">
            <text:p>14.362.267/0001-33</text:p>
          </table:table-cell>
          <table:covered-table-cell table:number-columns-repeated="2"/>
          <table:table-cell office:value-type="string" table:number-columns-spanned="10" table:number-rows-spanned="1" table:style-name="ce23">
            <text:p>PLOTAGEM DE PLANT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8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BRENO RIBEIRO DE AZEVEDO - CPF: 268.952.098-2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11/2022 a 16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8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2/2022</text:p>
          </table:table-cell>
          <table:covered-table-cell/>
          <table:table-cell office:value-type="string" table:number-columns-spanned="8" table:number-rows-spanned="1" table:style-name="ce22">
            <text:p>CONCESSIONÁRIA RODOVIA DOS TAMOIOS</text:p>
          </table:table-cell>
          <table:covered-table-cell table:number-columns-repeated="7"/>
          <table:table-cell office:value-type="string" table:number-columns-spanned="3" table:number-rows-spanned="1" table:style-name="ce21">
            <text:p>21.581.284/0003-9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2/2022</text:p>
          </table:table-cell>
          <table:covered-table-cell/>
          <table:table-cell office:value-type="string" table:number-columns-spanned="8" table:number-rows-spanned="1" table:style-name="ce22">
            <text:p>CONCESSIONÁRIA RODOVIA DOS TAMOIOS</text:p>
          </table:table-cell>
          <table:covered-table-cell table:number-columns-repeated="7"/>
          <table:table-cell office:value-type="string" table:number-columns-spanned="3" table:number-rows-spanned="1" table:style-name="ce21">
            <text:p>21.581.284/0003-9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2/2022</text:p>
          </table:table-cell>
          <table:covered-table-cell/>
          <table:table-cell office:value-type="string" table:number-columns-spanned="8" table:number-rows-spanned="1" table:style-name="ce22">
            <text:p>CONCESSIONÁRIA RODOVIA DOS TAMOIOS</text:p>
          </table:table-cell>
          <table:covered-table-cell table:number-columns-repeated="7"/>
          <table:table-cell office:value-type="string" table:number-columns-spanned="3" table:number-rows-spanned="1" table:style-name="ce21">
            <text:p>21.581.284/0003-9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2/2022</text:p>
          </table:table-cell>
          <table:covered-table-cell/>
          <table:table-cell office:value-type="string" table:number-columns-spanned="8" table:number-rows-spanned="1" table:style-name="ce22">
            <text:p>CONCESSIONÁRIA RODOVIA DOS TAMOIOS</text:p>
          </table:table-cell>
          <table:covered-table-cell table:number-columns-repeated="7"/>
          <table:table-cell office:value-type="string" table:number-columns-spanned="3" table:number-rows-spanned="1" table:style-name="ce21">
            <text:p>21.581.284/0003-9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2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2/2022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2</text:p>
          </table:table-cell>
          <table:covered-table-cell/>
          <table:table-cell office:value-type="string" table:number-columns-spanned="8" table:number-rows-spanned="1" table:style-name="ce22">
            <text:p>Concessionária do RodoAnel Oeste de SP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9.387.725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10-4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6-62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8-2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4-0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3-10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3-10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6-62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4-0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9-05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ÁRIA ROTA DAS BANDEIRAS</text:p>
          </table:table-cell>
          <table:covered-table-cell table:number-columns-repeated="7"/>
          <table:table-cell office:value-type="string" table:number-columns-spanned="3" table:number-rows-spanned="1" table:style-name="ce21">
            <text:p>10.647.979/0001-48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8-2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9-05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2</text:p>
          </table:table-cell>
          <table:covered-table-cell/>
          <table:table-cell office:value-type="string" table:number-columns-spanned="8" table:number-rows-spanned="1" table:style-name="ce22">
            <text:p>TRIANGULO DO SOL AUTO- ESTRADA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2.509.186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2/2022</text:p>
          </table:table-cell>
          <table:covered-table-cell/>
          <table:table-cell office:value-type="string" table:number-columns-spanned="8" table:number-rows-spanned="1" table:style-name="ce22">
            <text:p>CONCESSIONA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10-4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VIA PAULIST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28.019.100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12/2022</text:p>
          </table:table-cell>
          <table:covered-table-cell/>
          <table:table-cell office:value-type="string" table:number-columns-spanned="8" table:number-rows-spanned="1" table:style-name="ce22">
            <text:p>RODOVIAS INTEGRADAS DO OESTE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3.497.792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2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RIC TAKATA SOGAWA - CPF: 324.471.768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10/2022 a 05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2/2022</text:p>
          </table:table-cell>
          <table:covered-table-cell/>
          <table:table-cell office:value-type="string" table:number-columns-spanned="8" table:number-rows-spanned="1" table:style-name="ce22">
            <text:p>PAPEL MARILIA PAPELARIA E CONV EIRELI EPP</text:p>
          </table:table-cell>
          <table:covered-table-cell table:number-columns-repeated="7"/>
          <table:table-cell office:value-type="string" table:number-columns-spanned="3" table:number-rows-spanned="1" table:style-name="ce21">
            <text:p>56.306.061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ESSENCIAIS PARA O FUNCIONAMENTO DOS COFRES DOS GABINET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3,6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BRUNO RICARDO GIANGIARDI - CPF: 340.289.668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10/2022 a 19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3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2/2022</text:p>
          </table:table-cell>
          <table:covered-table-cell/>
          <table:table-cell office:value-type="string" table:number-columns-spanned="8" table:number-rows-spanned="1" table:style-name="ce22">
            <text:p>APOIO DENTAL COMERCIO DE PRODUTOS E EQUIP. ODONTOLOGICOS EM GERAL EIRELI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10.925.214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DESPACHO 15474/2022 DLSG/PRR3ª - PRR3ª-00048350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41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11/2022 a 23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8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PORTO CHAVES</text:p>
          </table:table-cell>
          <table:covered-table-cell table:number-columns-repeated="7"/>
          <table:table-cell office:value-type="string" table:number-columns-spanned="3" table:number-rows-spanned="1" table:style-name="ce21">
            <text:p>27.677.126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E SERVIÇO DE CHAVEIRO PARA ABERTURA DE UM ARMÁRIO E FORNECIMENTO DE DUAS CÓPIAS DE CHAVES NA CETI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7 - PRR5ª REGIÃO - PRR/5ª REGIAO - RECIF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JODEILSON GOMES DE ANDRADE - CPF: 428.111.714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9/2022 a 06/12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7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2</text:p>
          </table:table-cell>
          <table:covered-table-cell/>
          <table:table-cell office:value-type="string" table:number-columns-spanned="8" table:number-rows-spanned="1" table:style-name="ce22">
            <text:p>SUAPE PARAFUSOS</text:p>
          </table:table-cell>
          <table:covered-table-cell table:number-columns-repeated="7"/>
          <table:table-cell office:value-type="string" table:number-columns-spanned="3" table:number-rows-spanned="1" table:style-name="ce21">
            <text:p>41.421.336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USO NO PRÉDIO PRR5ª REGI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2/2022</text:p>
          </table:table-cell>
          <table:covered-table-cell/>
          <table:table-cell office:value-type="string" table:number-columns-spanned="8" table:number-rows-spanned="1" table:style-name="ce22">
            <text:p>RECIFE PAPEIS DISTRIBUIDORA DE PAPELARIA E INFORMÁ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251.621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USO DA ASCOM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2/2022</text:p>
          </table:table-cell>
          <table:covered-table-cell/>
          <table:table-cell office:value-type="string" table:number-columns-spanned="8" table:number-rows-spanned="1" table:style-name="ce22">
            <text:p>RECIFE PAPEIS DISTRIBUIDORA DE PAPELARIA E INFORMÁ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251.621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USO DA ASCO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9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9/01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418" table:style-name="ro6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1-09T21:30:22Z</meta:creation-date>
    <dc:date>2023-01-09T21:30:22Z</dc:date>
  </office:meta>
</office:document-meta>
</file>